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ActionInterceptorChain.invoke( 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terceptors.wrapAction( ActionInterceptorContext context , List interceptors , ActionExecutor actionExecu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WrapActionInterceptorChain.continueChai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rapActionInterceptorChain.WrapActionInterceptorChain( InterceptorContext context , List interceptors , ActionExecutor action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